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fill="none" draw:textarea-vertical-align="middl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objectwithoutfill">
      <style:graphic-properties svg:stroke-width="0.03cm" draw:marker-start-width="0.245cm" draw:marker-end="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draw:marker-end="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line draw:style-name="gr1" draw:text-style-name="P1" draw:layer="layout" svg:x1="0.764cm" svg:y1="4.281cm" svg:x2="6.791cm" svg:y2="4.281cm">
          <text:p/>
        </draw:line>
        <draw:line draw:style-name="gr1" draw:text-style-name="P1" draw:layer="layout" svg:x1="0.782cm" svg:y1="4.281cm" svg:x2="0.782cm" svg:y2="0.163cm">
          <text:p/>
        </draw:line>
        <draw:g>
          <svg:title>TexMaths</svg:title>
          <svg:desc>14§display§\varepsilon§svg§600§FALSE§</svg:desc>
          <draw:polygon draw:style-name="gr2" draw:text-style-name="P2" draw:layer="layout" svg:width="0.229cm" svg:height="0.212cm" svg:x="6.114cm" svg:y="4.572cm" svg:viewBox="0 0 230 213" draw:points="115,213 0,213 0,0 230,0 230,213">
            <text:p/>
          </draw:polygon>
          <draw:path draw:style-name="gr3" draw:text-style-name="P3" draw:layer="layout" svg:width="0.2cm" svg:height="0.234cm" svg:x="6.127cm" svg:y="4.561cm" svg:viewBox="0 0 201 235" svg:d="M58 112c15 7 30 7 42 7s40 0 40-15c0-13-18-14-36-14-10 0-28 1-46 9-12-5-20-15-20-28 0-30 49-49 92-49 9 0 27 0 47 14 5 5 7 6 10 6 7 0 14-7 14-14 0-10-31-28-65-28-57 0-111 34-111 71 0 21 18 34 20 35-30 16-45 44-45 66 0 32 28 63 81 63 65 0 93-43 93-50 0-5-3-6-6-6-1 0-3 1-4 3-7 12-20 31-78 31-31 0-73-9-73-44 0-17 14-42 45-57zM73 105c13-4 22-4 31-4 12 0 14 0 24 3-9 4-9 4-28 4-12 0-17 0-27-3z">
            <text:p/>
          </draw:path>
        </draw:g>
        <draw:g>
          <svg:title>TexMaths</svg:title>
          <svg:desc>14§display§\sigma§svg§600§FALSE§</svg:desc>
          <draw:polygon draw:style-name="gr2" draw:text-style-name="P2" draw:layer="layout" svg:width="0.299cm" svg:height="0.211cm" svg:x="1.114cm" svg:y="0.164cm" svg:viewBox="0 0 300 212" draw:points="150,212 0,212 0,0 300,0 300,212">
            <text:p/>
          </draw:polygon>
          <draw:path draw:style-name="gr3" draw:text-style-name="P3" draw:layer="layout" svg:width="0.261cm" svg:height="0.217cm" svg:x="1.132cm" svg:y="0.163cm" svg:viewBox="0 0 262 218" svg:d="M238 29c6 0 24 0 24-18 0-11-10-11-19-11h-113c-75 0-130 81-130 140 0 44 29 78 74 78 59 0 125-59 125-136 0-8 0-32-15-53zM74 208c-24 0-43-18-43-54 0-14 5-55 24-84 19-35 50-41 67-41 41 0 45 32 45 48 0 22-10 63-27 88-19 29-46 43-66 43z">
            <text:p/>
          </draw:path>
        </draw:g>
        <draw:line draw:style-name="gr4" draw:text-style-name="P1" draw:layer="layout" svg:x1="0.763cm" svg:y1="4.271cm" svg:x2="2.599cm" svg:y2="0.973cm">
          <text:p/>
        </draw:line>
        <draw:line draw:style-name="gr4" draw:text-style-name="P1" draw:layer="layout" svg:x1="5.3cm" svg:y1="4.281cm" svg:x2="2.599cm" svg:y2="0.973cm">
          <text:p/>
        </draw:line>
        <draw:g>
          <svg:title>TexMaths</svg:title>
          <svg:desc>14§display§\varepsilon_\mathrm{f}§svg§600§FALSE§</svg:desc>
          <draw:polygon draw:style-name="gr2" draw:text-style-name="P2" draw:layer="layout" svg:width="0.378cm" svg:height="0.285cm" svg:x="5.049cm" svg:y="4.52cm" svg:viewBox="0 0 379 286" draw:points="189,286 0,286 0,0 379,0 379,286">
            <text:p/>
          </draw:polygon>
          <draw:path draw:style-name="gr3" draw:text-style-name="P3" draw:layer="layout" svg:width="0.199cm" svg:height="0.234cm" svg:x="5.062cm" svg:y="4.509cm" svg:viewBox="0 0 200 235" svg:d="M57 112c16 7 31 7 42 7 13 0 41 0 41-15 0-13-18-14-37-14-9 0-27 1-46 9-11-5-19-15-19-28 0-30 49-49 92-49 8 0 27 0 46 14 6 5 7 6 10 6 7 0 14-7 14-14 0-10-31-28-64-28-58 0-111 34-111 71 0 21 18 34 20 35-30 16-45 44-45 66 0 33 28 63 81 63 64 0 92-43 92-50 0-4-2-6-5-6-2 0-3 2-4 3-7 13-20 31-79 31-30 0-72-8-72-43 0-17 14-43 44-58zM73 105c12-4 22-4 30-4 13 0 14 0 24 3-8 4-8 4-28 4-11 0-16 0-26-3z">
            <text:p/>
          </draw:path>
          <draw:path draw:style-name="gr3" draw:text-style-name="P3" draw:layer="layout" svg:width="0.122cm" svg:height="0.243cm" svg:x="5.292cm" svg:y="4.562cm" svg:viewBox="0 0 123 244" svg:d="M56 106h43v-11h-44v-39c0-32 19-46 33-46 3 0 7 0 10 1-4 3-7 9-7 14 0 10 7 16 15 16 10 0 17-6 17-16 0-15-15-25-35-25-26 0-59 20-59 56v39h-29v11h29v111c0 14-2 14-25 14v13c2 0 25-2 39-2 16 0 31 2 45 2v-13h-7c-25 0-25-3-25-15z">
            <text:p/>
          </draw:path>
        </draw:g>
        <draw:g>
          <svg:title>TexMaths</svg:title>
          <svg:desc>14§display§\varepsilon_\mathrm{0}§svg§600§FALSE§</svg:desc>
          <draw:polygon draw:style-name="gr2" draw:text-style-name="P2" draw:layer="layout" svg:width="0.425cm" svg:height="0.285cm" svg:x="2.45cm" svg:y="4.521cm" svg:viewBox="0 0 426 286" draw:points="213,286 0,286 0,0 426,0 426,286">
            <text:p/>
          </draw:polygon>
          <draw:path draw:style-name="gr3" draw:text-style-name="P3" draw:layer="layout" svg:width="0.199cm" svg:height="0.234cm" svg:x="2.463cm" svg:y="4.51cm" svg:viewBox="0 0 200 235" svg:d="M57 112c16 7 31 7 42 7 13 0 41 0 41-15 0-13-18-14-36-14-10 0-28 1-47 9-11-5-19-15-19-28 0-30 49-49 92-49 9 0 27 0 47 14 5 5 7 6 9 6 7 0 14-7 14-14 0-10-30-28-64-28-58 0-111 34-111 71 0 21 18 34 20 35-30 16-45 44-45 66 0 33 28 63 81 63 65 0 93-43 93-50 0-4-3-6-6-6-1 0-3 2-4 3-7 13-20 31-79 31-30 0-72-8-72-43 0-17 14-43 44-58zM73 105c12-4 22-4 31-4 12 0 14 0 24 3-9 4-9 4-29 4-11 0-16 0-26-3z">
            <text:p/>
          </draw:path>
          <draw:path draw:style-name="gr3" draw:text-style-name="P3" draw:layer="layout" svg:width="0.16cm" svg:height="0.236cm" svg:x="2.697cm" svg:y="4.577cm" svg:viewBox="0 0 161 237" svg:d="M161 119c0-38-4-64-19-90-12-15-34-29-61-29-81 0-81 95-81 119 0 25 0 118 81 118 80 0 80-93 80-118zM81 227c-17 0-38-8-45-38-4-19-4-49-4-74s0-52 4-70c9-28 30-35 45-35 18 0 37 11 42 31 6 19 7 44 7 74 0 25 0 52-5 73-7 32-30 39-44 39z">
            <text:p/>
          </draw:path>
        </draw:g>
        <draw:g>
          <svg:title>TexMaths</svg:title>
          <svg:desc>14§display§f_\mathrm{t}§svg§600§FALSE§</svg:desc>
          <draw:polygon draw:style-name="gr2" draw:text-style-name="P2" draw:layer="layout" svg:width="0.394cm" svg:height="0.435cm" svg:x="0.151cm" svg:y="0.819cm" svg:viewBox="0 0 395 436" draw:points="198,436 0,436 0,0 395,0 395,436">
            <text:p/>
          </draw:polygon>
          <draw:path draw:style-name="gr3" draw:text-style-name="P3" draw:layer="layout" svg:width="0.246cm" svg:height="0.448cm" svg:x="0.178cm" svg:y="0.812cm" svg:viewBox="0 0 247 449" svg:d="M155 151h43c9 0 15 0 15-11 0-4-6-4-14-4h-41l11-58c2-9 9-44 12-50 4-10 12-17 24-17 1 0 14 0 23 9-22 2-26 19-26 26 0 11 8 17 18 17 13 0 27-10 27-29 0-23-23-34-42-34-17 0-50 8-64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3" draw:text-style-name="P3" draw:layer="layout" svg:width="0.119cm" svg:height="0.216cm" svg:x="0.402cm" svg:y="1.022cm" svg:viewBox="0 0 120 217" svg:d="M60 76h55v-12h-55v-64h-12c0 31-14 66-48 67v9h32v93c0 39 30 48 49 48 24 0 39-20 39-48v-19h-11v19c0 24-11 37-25 37-24 0-24-30-24-35z">
            <text:p/>
          </draw:path>
        </draw:g>
        <draw:line draw:style-name="gr5" draw:text-style-name="P1" draw:layer="layout" svg:x1="2.621cm" svg:y1="1.072cm" svg:x2="2.621cm" svg:y2="4.271cm">
          <text:p/>
        </draw:line>
        <draw:line draw:style-name="gr5" draw:text-style-name="P1" draw:layer="layout" svg:x1="0.762cm" svg:y1="1.017cm" svg:x2="2.61cm" svg:y2="1.017cm">
          <text:p/>
        </draw:line>
        <draw:line draw:style-name="gr5" draw:text-style-name="P1" draw:layer="layout" svg:x1="1.428cm" svg:y1="3.085cm" svg:x2="1.807cm" svg:y2="3.085cm">
          <text:p/>
        </draw:line>
        <draw:line draw:style-name="gr5" draw:text-style-name="P1" draw:layer="layout" svg:x1="1.798cm" svg:y1="3.083cm" svg:x2="1.798cm" svg:y2="2.435cm">
          <text:p/>
        </draw:line>
        <draw:g>
          <svg:title>TexMaths</svg:title>
          <svg:desc>14§display§1§svg§600§FALSE§</svg:desc>
          <draw:polygon draw:style-name="gr2" draw:text-style-name="P2" draw:layer="layout" svg:width="0.245cm" svg:height="0.317cm" svg:x="1.496cm" svg:y="3.182cm" svg:viewBox="0 0 246 318" draw:points="123,318 0,318 0,0 246,0 246,318">
            <text:p/>
          </draw:polygon>
          <draw:path draw:style-name="gr3" draw:text-style-name="P3" draw:layer="layout" svg:width="0.163cm" svg:height="0.328cm" svg:x="1.539cm" svg:y="3.171cm" svg:viewBox="0 0 164 329" svg:d="M102 13c0-12 0-13-11-13-31 32-76 32-91 32v16c10 0 39 0 64-14v256c0 18-1 24-46 24h-15v15c18-1 60-1 81-1 19 0 63 0 80 1v-15h-16c-45 0-46-6-46-24z">
            <text:p/>
          </draw:path>
        </draw:g>
        <draw:g>
          <svg:title>TexMaths</svg:title>
          <svg:desc>14§display§E§svg§600§FALSE§</svg:desc>
          <draw:polygon draw:style-name="gr2" draw:text-style-name="P2" draw:layer="layout" svg:width="0.391cm" svg:height="0.335cm" svg:x="1.897cm" svg:y="2.573cm" svg:viewBox="0 0 392 336" draw:points="196,336 0,336 0,0 392,0 392,336">
            <text:p/>
          </draw:polygon>
          <draw:path draw:style-name="gr3" draw:text-style-name="P3" draw:layer="layout" svg:width="0.358cm" svg:height="0.335cm" svg:x="1.915cm" svg:y="2.573cm" svg:viewBox="0 0 359 336" svg:d="M330 221c2-3 3-5 3-7 0-1 0-5-5-5s-6 2-7 5c-33 73-51 107-135 107h-71c-7 0-9 0-11 0-6-2-7-2-7-6 0-1 0-3 2-11l34-135h49c42 0 42 10 42 23 0 3 0 10-4 24 0 2-2 4-2 5 0 3 3 6 7 6 5 0 6-3 7-10l28-116c0-3-1-6-5-6s-6 4-7 10c-10 38-20 49-65 49h-46l30-119c4-18 4-20 26-20h70c60 0 74 14 74 55 0 13 0 13-1 27 0 2 0 5 0 8s1 6 6 6 5-3 7-12l9-85c2-14-1-14-14-14h-249c-10 0-14 0-14 10 0 5 4 5 13 5 18 0 32 0 32 9 0 3 0 3-1 12l-66 261c-6 19-6 24-45 24-8 0-14 0-14 9 0 6 4 6 14 6h256c11 0 11 0 16-8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stislav Chudoba</meta:initial-creator>
    <meta:creation-date>2019-06-18T10:31:47.134220792</meta:creation-date>
    <dc:date>2019-06-18T10:40:57.229328301</dc:date>
    <dc:creator>Rostislav Chudoba</dc:creator>
    <meta:editing-duration>PT9M10S</meta:editing-duration>
    <meta:editing-cycles>2</meta:editing-cycles>
    <meta:generator>LibreOffice/5.1.6.2$Linux_X86_64 LibreOffice_project/10m0$Build-2</meta:generator>
    <meta:document-statistic meta:object-count="32"/>
  </office:meta>
</office:document-meta>
</file>